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45.5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98.79pt"/>
    </style:style>
    <style:style style:name="co7" style:family="table-column">
      <style:table-column-properties fo:break-before="auto" style:column-width="138.95pt"/>
    </style:style>
    <style:style style:name="co8" style:family="table-column">
      <style:table-column-properties fo:break-before="auto" style:column-width="146.64pt"/>
    </style:style>
    <style:style style:name="co9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66ff66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it depth</text:p>
          </table:table-cell>
          <table:table-cell office:value-type="string" calcext:value-type="string">
            <text:p>chunk siz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num in range</text:p>
          </table:table-cell>
          <table:table-cell office:value-type="string" calcext:value-type="string">
            <text:p>mm percentage</text:p>
          </table:table-cell>
          <table:table-cell office:value-type="string" calcext:value-type="string">
            <text:p>Avg for expected matches (lower is better)</text:p>
          </table:table-cell>
          <table:table-cell office:value-type="string" calcext:value-type="string">
            <text:p>Avg for expected non-matches (higher is better)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False negatives</text:p>
          </table:table-cell>
          <table:table-cell office:value-type="string" calcext:value-type="string">
            <text:p>Ran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 No.</text:p>
          </table:table-cell>
          <table:table-cell table:number-columns-repeated="11"/>
          <table:table-cell office:value-type="string" calcext:value-type="string">
            <text:p>Num pos: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formula="of:=(0.81+0.89+0.57+0.51+0.47+0.75+0.71+1+0.63+1+0.59)/[.N3]" office:value-type="float" office:value="0.793" calcext:value-type="float">
            <text:p>0.793</text:p>
          </table:table-cell>
          <table:table-cell table:formula="of:=(0.93+0.98)/[.N5]" office:value-type="float" office:value="0.955" calcext:value-type="float">
            <text:p>0.9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um neg: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8" calcext:value-type="float">
            <text:p>0.8</text:p>
          </table:table-cell>
          <table:table-cell table:style-name="ce1" table:formula="of:=(0.59+0.59+0.49+0.21+0.35+0.63+0.22+0.91+0.32+0.68)/[.N3]" office:value-type="float" office:value="0.499" calcext:value-type="float">
            <text:p>0.499</text:p>
          </table:table-cell>
          <table:table-cell table:style-name="ce1" office:value-type="float" office:value="0.77" calcext:value-type="float">
            <text:p>0.7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fixable</text:p>
          </table:table-cell>
          <table:table-cell table:number-columns-repeated="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9" calcext:value-type="float">
            <text:p>0.9</text:p>
          </table:table-cell>
          <table:table-cell table:style-name="ce2" table:formula="of:=(0.59+0.43+0.31+0.24+0.28+0.4+0.19+0.57+0.33+0.67)/[.N3]" office:value-type="float" office:value="0.401" calcext:value-type="float">
            <text:p>0.401</text:p>
          </table:table-cell>
          <table:table-cell table:style-name="ce2" table:formula="of:=(0.9+0.5)/[.N5]" office:value-type="float" office:value="0.7" calcext:value-type="float">
            <text:p>0.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5<text:span text:style-name="T1">th</text:span></text:p>
          </table:table-cell>
          <table:table-cell office:value-type="string" calcext:value-type="string">
            <text:p>fixable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9" calcext:value-type="float">
            <text:p>0.9</text:p>
          </table:table-cell>
          <table:table-cell table:style-name="ce1" table:formula="of:=(0.5+0.26+0.3+0.28+0.29+0.52+0.1+0.59+0.26+0.53)/[.N3]" office:value-type="float" office:value="0.363" calcext:value-type="float">
            <text:p>0.363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ood</text:p>
          </table:table-cell>
          <table:table-cell table:number-columns-repeated="4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(0.57+0.8+0.42+0.78+0.43+0.7+0.55+0.81+0.47+0.41)/[.N3]" office:value-type="float" office:value="0.594" calcext:value-type="float">
            <text:p>0.594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111 is better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4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9" calcext:value-type="float">
            <text:p>0.9</text:p>
          </table:table-cell>
          <table:table-cell table:style-name="ce2" table:formula="of:=(0.7+0.33+0.2+0.2+0.31+0.5+0.31+0.23+0.23+0.25)/[.N3]" office:value-type="float" office:value="0.326" calcext:value-type="float">
            <text:p>0.326</text:p>
          </table:table-cell>
          <table:table-cell table:style-name="ce2" table:formula="of:=(0.83+0.78)/[.N5]" office:value-type="float" office:value="0.805" calcext:value-type="float">
            <text:p>0.805</text:p>
          </table:table-cell>
          <table:table-cell table:style-name="ce2" table:number-columns-repeated="2"/>
          <table:table-cell table:style-name="ce2" office:value-type="string" calcext:value-type="string">
            <text:p>2<text:span text:style-name="T1">nd</text:span>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4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096" calcext:value-type="float">
            <text:p>409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(0.85+0.47+0.3+0.45+0.68+0.59+0.47+0.55+0.43+0.35)/[.N3]" office:value-type="float" office:value="0.514" calcext:value-type="float">
            <text:p>0.514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ood</text:p>
          </table:table-cell>
          <table:table-cell table:number-columns-repeated="3"/>
          <table:table-cell office:value-type="string" calcext:value-type="string">
            <text:p>proper check to 40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9"/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7" calcext:value-type="float">
            <text:p>0.7</text:p>
          </table:table-cell>
          <table:table-cell table:style-name="ce1" table:formula="of:=(0.72+0.78+0.32+0.67+0.66+0.6+0.68+0.69+0.52+0.5)/[.N3]" office:value-type="float" office:value="0.614" calcext:value-type="float">
            <text:p>0.614</text:p>
          </table:table-cell>
          <table:table-cell table:style-name="ce1" table:formula="of:=(0.9+0.97)/[.N5]" office:value-type="float" office:value="0.935" calcext:value-type="float">
            <text:p>0.9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k+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9"/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+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8" calcext:value-type="float">
            <text:p>0.8</text:p>
          </table:table-cell>
          <table:table-cell table:style-name="ce1" table:formula="of:=(0.43+0.55+0.21+0.27+0.53+0.25+0.59+0.37+0.68+0.36)/[.N3]" office:value-type="float" office:value="0.424" calcext:value-type="float">
            <text:p>0.424</text:p>
          </table:table-cell>
          <table:table-cell table:style-name="ce1" table:formula="of:=(0.8+0.9)/[.N5]" office:value-type="float" office:value="0.85" calcext:value-type="float">
            <text:p>0.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ood</text:p>
          </table:table-cell>
          <table:table-cell table:number-columns-repeated="4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9" calcext:value-type="float">
            <text:p>0.9</text:p>
          </table:table-cell>
          <table:table-cell table:style-name="ce2" table:formula="of:=(0.57+0.42+0.31+0.23+0.27+0.4+0.22+0.57+0.45+0.58)/[.N3]" office:value-type="float" office:value="0.402" calcext:value-type="float">
            <text:p>0.402</text:p>
          </table:table-cell>
          <table:table-cell table:style-name="ce2" table:formula="of:=(0.9+0.91)/[.N5]" office:value-type="float" office:value="0.905" calcext:value-type="float">
            <text:p>0.90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<text:span text:style-name="T1">st</text:span>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9"/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2"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9" calcext:value-type="float">
            <text:p>0.9</text:p>
          </table:table-cell>
          <table:table-cell table:style-name="ce2" table:formula="of:=(0.5+0.26+0.27+0.48+0.12+0.59+0.28+0.53+0.37+0.18)/[.N3]" office:value-type="float" office:value="0.358" calcext:value-type="float">
            <text:p>0.358</text:p>
          </table:table-cell>
          <table:table-cell table:style-name="ce2" table:formula="of:=(0.8+0.63)/2" office:value-type="float" office:value="0.715" calcext:value-type="float">
            <text:p>0.7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4<text:span text:style-name="T1">th</text:span>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9"/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9"/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2"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9" calcext:value-type="float">
            <text:p>0.9</text:p>
          </table:table-cell>
          <table:table-cell table:style-name="ce2" table:formula="of:=(0.7+0.3+0.19+0.5+0.36+0.2+0.25+0.3+0.2+0.31)/[.N3]" office:value-type="float" office:value="0.331" calcext:value-type="float">
            <text:p>0.331</text:p>
          </table:table-cell>
          <table:table-cell table:style-name="ce2" table:formula="of:=(0.83+0.67)/[.N5]" office:value-type="float" office:value="0.75" calcext:value-type="float">
            <text:p>0.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<text:span text:style-name="T1">rd</text:span></text:p>
          </table:table-cell>
          <table:table-cell office:value-type="string" calcext:value-type="string">
            <text:p>fixable</text:p>
          </table:table-cell>
          <table:table-cell table:number-columns-repeated="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8"/>
          <table:table-cell office:value-type="float" office:value="0.299" calcext:value-type="float">
            <text:p>0.29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479" calcext:value-type="float">
            <text:p>0.479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503" calcext:value-type="float">
            <text:p>0.50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419" calcext:value-type="float">
            <text:p>0.419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0.715-0.358" office:value-type="float" office:value="0.357" calcext:value-type="float">
            <text:p>0.35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0:45:26.810792273</meta:creation-date>
    <dc:date>2017-11-03T17:02:50.633388728</dc:date>
    <meta:editing-duration>PT10M39S</meta:editing-duration>
    <meta:editing-cycles>2</meta:editing-cycles>
    <meta:generator>LibreOffice/5.1.6.2$Linux_X86_64 LibreOffice_project/10m0$Build-2</meta:generator>
    <meta:document-statistic meta:table-count="1" meta:cell-count="197" meta:object-count="0"/>
  </office:meta>
</office:document-meta>
</file>